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0">
            <text:p>2000</text:p>
          </table:table-cell>
          <table:table-cell office:value-type="float" office:value="135601">
            <text:p>1356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1">
            <text:p>2001</text:p>
          </table:table-cell>
          <table:table-cell office:value-type="float" office:value="132183">
            <text:p>1321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2">
            <text:p>2002</text:p>
          </table:table-cell>
          <table:table-cell office:value-type="float" office:value="132833">
            <text:p>1328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3">
            <text:p>2003</text:p>
          </table:table-cell>
          <table:table-cell office:value-type="float" office:value="135823">
            <text:p>1358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4">
            <text:p>2004</text:p>
          </table:table-cell>
          <table:table-cell office:value-type="float" office:value="132492">
            <text:p>13249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5">
            <text:p>2005</text:p>
          </table:table-cell>
          <table:table-cell office:value-type="float" office:value="135732">
            <text:p>1357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6">
            <text:p>2006</text:p>
          </table:table-cell>
          <table:table-cell office:value-type="float" office:value="131603">
            <text:p>131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7">
            <text:p>2007</text:p>
          </table:table-cell>
          <table:table-cell office:value-type="float" office:value="132938">
            <text:p>132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8">
            <text:p>2008</text:p>
          </table:table-cell>
          <table:table-cell office:value-type="float" office:value="130027">
            <text:p>13002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09">
            <text:p>2009</text:p>
          </table:table-cell>
          <table:table-cell office:value-type="float" office:value="130414">
            <text:p>1304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0">
            <text:p>2010</text:p>
          </table:table-cell>
          <table:table-cell office:value-type="float" office:value="130456">
            <text:p>1304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1">
            <text:p>2011</text:p>
          </table:table-cell>
          <table:table-cell office:value-type="float" office:value="128795">
            <text:p>12879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2">
            <text:p>2012</text:p>
          </table:table-cell>
          <table:table-cell office:value-type="float" office:value="129440">
            <text:p>12944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3">
            <text:p>2013</text:p>
          </table:table-cell>
          <table:table-cell office:value-type="float" office:value="126778">
            <text:p>12677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4">
            <text:p>2014</text:p>
          </table:table-cell>
          <table:table-cell office:value-type="float" office:value="126308">
            <text:p>1263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5">
            <text:p>2015</text:p>
          </table:table-cell>
          <table:table-cell office:value-type="float" office:value="131697">
            <text:p>13169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6">
            <text:p>2016</text:p>
          </table:table-cell>
          <table:table-cell office:value-type="float" office:value="127053">
            <text:p>12705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7">
            <text:p>2017</text:p>
          </table:table-cell>
          <table:table-cell office:value-type="float" office:value="131674">
            <text:p>13167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8">
            <text:p>2018</text:p>
          </table:table-cell>
          <table:table-cell office:value-type="float" office:value="131045">
            <text:p>1310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19">
            <text:p>2019</text:p>
          </table:table-cell>
          <table:table-cell office:value-type="float" office:value="129603">
            <text:p>129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0">
            <text:p>2020</text:p>
          </table:table-cell>
          <table:table-cell office:value-type="float" office:value="141002">
            <text:p>141002</text:p>
          </table:table-cell>
          <table:table-cell table:formula="of:=FORECAST([.B22];[.$C$17:.$C$21];[.$B$17:.$B$21])" office:value-type="float" office:value="130155.6">
            <text:p>130155,6</text:p>
          </table:table-cell>
          <table:table-cell table:formula="of:=ROUND([.D22];0)" office:value-type="float" office:value="130156">
            <text:p>130156</text:p>
          </table:table-cell>
          <table:table-cell table:formula="of:=[.C22]-[.E22]" office:value-type="float" office:value="10846">
            <text:p>10846</text:p>
          </table:table-cell>
          <table:table-cell table:formula="of:=[.F22]/[.E22]*100" office:value-type="float" office:value="8.33307723040044">
            <text:p>8,3330772304</text:p>
          </table:table-cell>
          <table:table-cell table:formula="of:=ROUND([.F45]-[.F47];0)" office:value-type="float" office:value="119713">
            <text:p>119713</text:p>
          </table:table-cell>
          <table:table-cell table:formula="of:=ROUND([.F45]+[.F47];0)" office:value-type="float" office:value="140599">
            <text:p>140599</text:p>
          </table:table-cell>
          <table:table-cell table:formula="of:=[.C22]-[.I22]" office:value-type="float" office:value="403">
            <text:p>403</text:p>
          </table:table-cell>
          <table:table-cell table:formula="of:=[.C22]-[.H22]" office:value-type="float" office:value="21289">
            <text:p>21289</text:p>
          </table:table-cell>
          <table:table-cell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1">
            <text:p>2021</text:p>
          </table:table-cell>
          <table:table-cell office:value-type="float" office:value="155621">
            <text:p>155621</text:p>
          </table:table-cell>
          <table:table-cell table:formula="of:=FORECAST([.B23];[.$C$17:.$C$21];[.$B$17:.$B$21])" office:value-type="float" office:value="130136">
            <text:p>130136</text:p>
          </table:table-cell>
          <table:table-cell table:formula="of:=ROUND([.D23];0)" office:value-type="float" office:value="130136">
            <text:p>130136</text:p>
          </table:table-cell>
          <table:table-cell table:formula="of:=[.C23]-[.E23]" office:value-type="float" office:value="25485">
            <text:p>25485</text:p>
          </table:table-cell>
          <table:table-cell table:formula="of:=[.F23]/[.E23]*100" office:value-type="float" office:value="19.5833589475625">
            <text:p>19,5833589476</text:p>
          </table:table-cell>
          <table:table-cell table:formula="of:=ROUND([.F54]-[.F56];0)" office:value-type="float" office:value="118077">
            <text:p>118077</text:p>
          </table:table-cell>
          <table:table-cell table:formula="of:=ROUND([.F54]+[.F56];0)" office:value-type="float" office:value="142195">
            <text:p>142195</text:p>
          </table:table-cell>
          <table:table-cell table:formula="of:=[.C23]-[.I23]" office:value-type="float" office:value="13426">
            <text:p>13426</text:p>
          </table:table-cell>
          <table:table-cell table:formula="of:=[.C23]-[.H23]" office:value-type="float" office:value="37544">
            <text:p>37544</text:p>
          </table:table-cell>
          <table:table-cell/>
        </table:table-row>
        <table:table-row table:style-name="ro1">
          <table:table-cell table:style-name="ce1" office:value-type="string">
            <text:p>HU</text:p>
          </table:table-cell>
          <table:table-cell office:value-type="float" office:value="2022">
            <text:p>2022</text:p>
          </table:table-cell>
          <table:table-cell office:value-type="float" office:value="136446">
            <text:p>136446</text:p>
          </table:table-cell>
          <table:table-cell table:formula="of:=FORECAST([.B24];[.$C$17:.$C$21];[.$B$17:.$B$21])" office:value-type="float" office:value="130116.4">
            <text:p>130116,4</text:p>
          </table:table-cell>
          <table:table-cell table:formula="of:=ROUND([.D24];0)" office:value-type="float" office:value="130116">
            <text:p>130116</text:p>
          </table:table-cell>
          <table:table-cell table:formula="of:=[.C24]-[.E24]" office:value-type="float" office:value="6330">
            <text:p>6330</text:p>
          </table:table-cell>
          <table:table-cell table:formula="of:=[.F24]/[.E24]*100" office:value-type="float" office:value="4.86488979064835">
            <text:p>4,8648897906</text:p>
          </table:table-cell>
          <table:table-cell table:formula="of:=ROUND([.F63]-[.F65];0)" office:value-type="float" office:value="116255">
            <text:p>116255</text:p>
          </table:table-cell>
          <table:table-cell table:formula="of:=ROUND([.F63]+[.F65];0)" office:value-type="float" office:value="143978">
            <text:p>143978</text:p>
          </table:table-cell>
          <table:table-cell table:formula="of:=[.C24]-[.I24]" office:value-type="float" office:value="-7532">
            <text:p>-7532</text:p>
          </table:table-cell>
          <table:table-cell table:formula="of:=[.C24]-[.H24]" office:value-type="float" office:value="20191">
            <text:p>2019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433069">
            <text:p>433069</text:p>
          </table:table-cell>
          <table:table-cell/>
          <table:table-cell table:formula="of:=SUM([.E22:.E24])" office:value-type="float" office:value="390408">
            <text:p>390408</text:p>
          </table:table-cell>
          <table:table-cell table:formula="of:=SUM([.F22:.F24])" office:value-type="float" office:value="42661">
            <text:p>42661</text:p>
          </table:table-cell>
          <table:table-cell table:formula="of:=[.F25]/[.E25]*100" office:value-type="float" office:value="10.9272863260999">
            <text:p>10,9272863261</text:p>
          </table:table-cell>
          <table:table-cell table:formula="of:=SUM([.H22:.H24])" office:value-type="float" office:value="354045">
            <text:p>354045</text:p>
          </table:table-cell>
          <table:table-cell table:formula="of:=SUM([.I22:.I24])" office:value-type="float" office:value="426772">
            <text:p>426772</text:p>
          </table:table-cell>
          <table:table-cell table:formula="of:=SUM([.J22:.J24])" office:value-type="float" office:value="6297">
            <text:p>6297</text:p>
          </table:table-cell>
          <table:table-cell table:formula="of:=SUM([.K22:.K24])" office:value-type="float" office:value="79024">
            <text:p>79024</text:p>
          </table:table-cell>
          <table:table-cell table:formula="of:=[.J25]/[.E25]*100" office:value-type="float" office:value="1.61292801377021">
            <text:p>1,61292801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19.6">
            <text:p>-19,6</text:p>
          </table:table-cell>
          <table:table-cell office:value-type="float" office:value="169747.6">
            <text:p>169747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6.073776460251">
            <text:p>716,0737764603</text:p>
          </table:table-cell>
          <table:table-cell office:value-type="float" office:value="1444321.16213951">
            <text:p>1444321,1621395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0249670312484077">
            <text:p>0,0002496703</text:p>
          </table:table-cell>
          <table:table-cell office:value-type="float" office:value="2264.42410633109">
            <text:p>2264,424106331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0749197989948494">
            <text:p>0,00074919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41.59997863695">
            <text:p>3841,599978637</text:p>
          </table:table-cell>
          <table:table-cell office:value-type="float" office:value="15382849.6000214">
            <text:p>15382849,600021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0273714813254134">
            <text:p>-0,02737148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979882431060636">
            <text:p>0,9798824311</text:p>
          </table:table-cell>
          <table:table-cell table:formula="of:=TDIST(ABS([.$E$34]);[.$F$30];1)" office:value-type="float" office:value="0.489941215530318">
            <text:p>0,48994121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264.42410633109">
            <text:p>2264,424106331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30155.6">
            <text:p>130155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0443.0775210062">
            <text:p>10443,077521006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281.46228379971">
            <text:p>3281,462283799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19712.522478994">
            <text:p>119712,52247899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40598.677521006">
            <text:p>140598,67752100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30136">
            <text:p>130136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2058.6272358422">
            <text:p>12058,627235842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789.10626577473">
            <text:p>3789,10626577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18077.372764158">
            <text:p>118077,37276415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42194.627235842">
            <text:p>142194,62723584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30116.4">
            <text:p>130116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3861.8028100872">
            <text:p>13861,802810087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4355.70673637853">
            <text:p>4355,706736378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16254.597189913">
            <text:p>116254,59718991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43978.202810087">
            <text:p>143978,20281008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30214.4">
            <text:p>130214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8.01990987249201">
            <text:p>8,019909872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51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51:51.51</dc:date>
    <dc:creator>Andrzej Bystrzycki</dc:creator>
    <meta:generator>OpenOffice.org/3.3$Win32 OpenOffice.org_project/330m20$Build-9567</meta:generator>
    <meta:editing-duration>PT26M15S</meta:editing-duration>
    <meta:editing-cycles>13</meta:editing-cycles>
    <meta:document-statistic meta:table-count="1" meta:cell-count="229" meta:object-count="0"/>
  </office:meta>
</office:document-meta>
</file>